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T2" style:parent-style-name="SchwacheHervorhebung" style:family="text">
      <style:text-properties style:font-name="Calibri Light" style:font-style-complex="normal" style:use-window-font-color="true" fo:font-size="16pt" style:font-size-asian="16pt" style:font-size-complex="16pt"/>
    </style:style>
    <style:style style:name="T3" style:parent-style-name="Absatz-Standardschriftart" style:family="text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T6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Sitzungsprotokoll Sitzung 2</text:p>
      <text:p text:style-name="KeinLeerraum"/>
      <text:p text:style-name="Standard"><text:span text:style-name="T2">21.04.2015</text:span></text:p>
      <text:h text:style-name="Überschrift1" text:outline-level="1">Tagesordnung</text:h>
      <text:h text:style-name="Überschrift2" text:outline-level="2"><text:tab/>Github Branches Regelung</text:h>
      <text:p text:style-name="Standard"><text:tab/><text:tab/>-„playerMovement“ wird, wenn der Prototyp fertig ist, in den Master gemerged</text:p>
      <text:p text:style-name="Standard"><text:tab/><text:tab/>-neue Branches nur für neue Features</text:p>
      <text:h text:style-name="Überschrift2" text:outline-level="2"><text:tab/>Games Design Dokument</text:h>
      <text:p text:style-name="Standard"><text:tab/><text:tab/>-Überblick über den ersten Draft des Dok.<text:s/></text:p>
      <text:p text:style-name="Standard"><text:tab/><text:tab/>-Zusammenfassung wird überarbeitet</text:p>
      <text:p text:style-name="Standard"><text:tab/><text:tab/>-Ideen zu Namen des Protagonisten und Antagonisten werden bis zur nächsten Sitzung gesammelt</text:p>
      <text:h text:style-name="Überschrift2" text:outline-level="2"><text:tab/>Prototyp Überblick</text:h>
      <text:p text:style-name="Standard"><text:tab/><text:tab/><text:span text:style-name="T3">-nice-to-have: Sound einfügen.</text:span></text:p>
      <text:p text:style-name="P4"><text:tab/><text:tab/>-Schüsse überarbeitet</text:p>
      <text:p text:style-name="P5"><text:tab/><text:tab/>-Animationen von Sprites</text:p>
      <text:p text:style-name="Standard"><text:span text:style-name="T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40404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wald Reinhardt</meta:initial-creator>
    <dc:creator>Ewald Reinhardt</dc:creator>
    <meta:creation-date>2015-04-21T12:06:00Z</meta:creation-date>
    <dc:date>2015-04-21T13:10:00Z</dc:date>
    <meta:template xlink:href="Normal" xlink:type="simple"/>
    <meta:editing-cycles>1</meta:editing-cycles>
    <meta:editing-duration>PT0S</meta:editing-duration>
    <meta:document-statistic meta:page-count="1" meta:paragraph-count="1" meta:word-count="68" meta:character-count="502" meta:row-count="3" meta:non-whitespace-character-count="435"/>
  </office:meta>
</office:document-meta>
</file>